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de-128" svg:font-family="Code-128" style:font-family-generic="roman" style:font-pitch="variable"/>
    <style:font-face style:name="Courier" svg:font-family="Courier"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automatic-styles>
    <style:style style:name="P1" style:family="paragraph" style:parent-style-name="Title">
      <style:paragraph-properties fo:margin-right="0.2953in"/>
    </style:style>
    <style:style style:name="P2" style:family="paragraph" style:parent-style-name="Header">
      <style:paragraph-properties fo:margin-left="-0.9839in" fo:margin-right="-0.9846in">
        <style:tab-stops>
          <style:tab-stop style:position="3.25in" style:type="center"/>
          <style:tab-stop style:position="6.5in" style:type="right"/>
          <style:tab-stop style:position="7.2846in" style:type="right"/>
        </style:tab-stops>
      </style:paragraph-properties>
      <style:text-properties fo:language="en" fo:country="US"/>
    </style:style>
    <style:style style:name="P3" style:family="paragraph" style:parent-style-name="Standard">
      <style:paragraph-properties fo:margin-right="0.2953in"/>
      <style:text-properties style:font-name="Arial" fo:font-size="11pt" style:font-size-asian="11pt" style:font-name-complex="Arial1" style:font-size-complex="11pt"/>
    </style:style>
    <style:style style:name="P4" style:family="paragraph" style:parent-style-name="Standard">
      <style:paragraph-properties fo:margin-left="0.5909in" fo:margin-right="0.2953in" fo:text-align="justify" style:justify-single-word="false"/>
      <style:text-properties style:font-name="Arial" fo:font-size="11pt" style:font-size-asian="11pt" style:font-name-complex="Arial1" style:font-size-complex="11pt"/>
    </style:style>
    <style:style style:name="P5" style:family="paragraph" style:parent-style-name="Standard">
      <style:paragraph-properties fo:margin-left="0.5909in" fo:margin-right="0.2953in" fo:line-height="150%" fo:text-align="justify" style:justify-single-word="false"/>
      <style:text-properties style:font-name="Arial" fo:font-size="11pt" style:font-size-asian="11pt" style:font-name-complex="Arial1" style:font-size-complex="11pt"/>
    </style:style>
    <style:style style:name="P6" style:family="paragraph" style:parent-style-name="Standard">
      <style:paragraph-properties fo:margin-right="0.2953in" fo:line-height="150%" fo:text-align="justify" style:justify-single-word="false"/>
      <style:text-properties style:font-name="Arial" fo:font-size="11pt" style:font-size-asian="11pt" style:font-name-complex="Arial1" style:font-size-complex="11pt"/>
    </style:style>
    <style:style style:name="P7" style:family="paragraph" style:parent-style-name="Standard">
      <style:paragraph-properties fo:margin-left="0.5909in" fo:margin-right="0.2953in" fo:line-height="150%" fo:text-align="justify" style:justify-single-word="false"/>
      <style:text-properties style:font-name="Arial" fo:font-size="11pt" fo:background-color="#ffff00" style:font-size-asian="11pt" style:font-name-complex="Arial1" style:font-size-complex="11pt"/>
    </style:style>
    <style:style style:name="P8" style:family="paragraph" style:parent-style-name="Standard">
      <style:paragraph-properties fo:margin-left="0.5909in" fo:margin-right="0.2953in" fo:line-height="150%" fo:text-align="justify" style:justify-single-word="false"/>
    </style:style>
    <style:style style:name="P9" style:family="paragraph" style:parent-style-name="Standard">
      <style:paragraph-properties fo:margin-left="0.5909in" fo:margin-right="0.2953in" fo:line-height="150%" fo:text-align="justify" style:justify-single-word="false"/>
      <style:text-properties officeooo:paragraph-rsid="0002e640"/>
    </style:style>
    <style:style style:name="P10" style:family="paragraph" style:parent-style-name="Standard">
      <style:paragraph-properties fo:margin-left="0.5909in" fo:margin-right="0.2953in" fo:line-height="150%" fo:text-align="justify" style:justify-single-word="false"/>
      <style:text-properties officeooo:paragraph-rsid="00039742"/>
    </style:style>
    <style:style style:name="P11" style:family="paragraph">
      <style:paragraph-properties fo:text-align="start"/>
      <style:text-properties style:text-line-through-style="none" style:text-line-through-type="none" fo:font-style="normal" style:text-underline-style="none"/>
    </style:style>
    <style:style style:name="P12" style:family="paragraph">
      <loext:graphic-properties draw:fill="solid" draw:fill-color="#ffffa6"/>
    </style:style>
    <style:style style:name="T1" style:family="text">
      <style:text-properties style:font-name="Arial" fo:font-size="11pt" style:font-size-asian="11pt" style:font-name-complex="Arial1" style:font-size-complex="11pt"/>
    </style:style>
    <style:style style:name="T2" style:family="text">
      <style:text-properties style:font-name="Arial" fo:font-size="11pt" fo:background-color="#ffff00" loext:char-shading-value="0" style:font-size-asian="11pt" style:font-name-complex="Arial1" style:font-size-complex="11pt"/>
    </style:style>
    <style:style style:name="T3" style:family="text">
      <style:text-properties style:font-name="Arial" fo:font-size="11pt" fo:font-weight="bold" style:font-size-asian="11pt" style:font-weight-asian="bold" style:font-name-complex="Arial1" style:font-size-complex="11pt" style:font-weight-complex="bold"/>
    </style:style>
    <style:style style:name="gr1" style:family="graphic">
      <style:graphic-properties fo:background-color="#ffffa6" fo:border="solid #000000" loext:decorative="false"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fo:background-color="#ffffa6" fo:border="solid" loext:decorative="false"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fo:min-height="0in" fo:min-width="0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fill="solid" draw:fill-color="#ffffa6" draw:textarea-horizontal-align="justify" draw:textarea-vertical-align="middle" draw:auto-grow-height="false" fo:min-height="0.9335in" fo:min-width="2.6665in" draw:shadow-offset-x="0.1201in" draw:shadow-offset-y="0.1201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bedrijfsnaam" form:control-implementation="ooo:com.sun.star.form.component.TextField" xml:id="control1" form:id="control1" form:current-value="bedrijfsnaam" form:value="bedrijfsnaam"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ostcode" form:control-implementation="ooo:com.sun.star.form.component.TextField" xml:id="control2" form:id="control2" form:current-value="postcode" form:value="postcod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aats" form:control-implementation="ooo:com.sun.star.form.component.TextField" xml:id="control3" form:id="control3" form:title="plaats" form:current-value="plaats" form:value="plaats"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aats"/>
              <form:property form:property-name="ObjIDinMSO" office:value-type="float" office:value="65535"/>
            </form:properties>
          </form:text>
          <form:text form:name="adres" form:control-implementation="ooo:com.sun.star.form.component.TextField" xml:id="control4" form:id="control4" form:current-value="adres" form:value="adres"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kvkNummer" form:control-implementation="ooo:com.sun.star.form.component.TextField" xml:id="control5" form:id="control5" form:current-value="KVK-nummer" form:value="KVK-numm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rtegenwoordiger" form:control-implementation="ooo:com.sun.star.form.component.TextField" xml:id="control6" form:id="control6" form:current-value="vertegenwoordiger" form:value="vertegenwoordig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functie" form:control-implementation="ooo:com.sun.star.form.component.TextField" xml:id="control7" form:id="control7" form:current-value="functie" form:value="functi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aats" form:control-implementation="ooo:com.sun.star.form.component.TextField" xml:id="control8" form:id="control8" form:current-value="plaats" form:value="plaats"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datum" form:control-implementation="ooo:com.sun.star.form.component.TextField" xml:id="control9" form:id="control9" form:current-value="datum" form:value="datum"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edrijf Volmachtgever" form:control-implementation="ooo:com.sun.star.form.component.TextField" xml:id="control10" form:id="control10" form:current-value="bedrijf Volmachtgever" form:value="bedrijf Volmachtgev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rtegenwoordiger Volmachtgever" form:control-implementation="ooo:com.sun.star.form.component.TextField" xml:id="control11" form:id="control11" form:current-value="vertegenwoordiger Volmachtgever" form:value="vertegenwoordiger Volmachtgev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functie vertegenwoordiger Volmachtgever" form:control-implementation="ooo:com.sun.star.form.component.TextField" xml:id="control12" form:id="control12" form:current-value="functie vertegenwoordiger Volmachtgever" form:value="functie vertegenwoordiger Volmachtgev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lmacht</text:p>
      <text:p text:style-name="P3" loext:marker-style-name="T1"/>
      <text:p text:style-name="P4" loext:marker-style-name="T1"/>
      <text:p text:style-name="P8" loext:marker-style-name="T1"><text:span text:style-name="T1">Ondergetekende:</text:span></text:p>
      <text:p text:style-name="P7" loext:marker-style-name="T2"><text:bookmark-start text:name="_Hlk134692318"/></text:p>
      <text:p text:style-name="P9" loext:marker-style-name="T1"><text:span text:style-name="T2"><draw:control text:anchor-type="as-char" svg:y="-0.1791in" draw:z-index="3" draw:name="Control 1" draw:style-name="gr1" draw:text-style-name="P11" svg:width="1.7831in" svg:height="0.2504in" draw:control="control1"/></text:span><text:span text:style-name="T1"><text:s/>gevestigd te </text:span><text:span text:style-name="T1"><draw:control text:anchor-type="as-char" svg:y="-0.1791in" draw:z-index="4" draw:name="Control 2" draw:style-name="gr2" draw:text-style-name="P11" svg:width="0.6469in" svg:height="0.2504in" draw:control="control2"/></text:span><text:span text:style-name="T1"><text:s/>te </text:span><text:span text:style-name="T1"><draw:control text:anchor-type="as-char" svg:y="-0.1791in" draw:z-index="5" draw:name="Control 3" draw:style-name="gr2" draw:text-style-name="P11" svg:width="1.1567in" svg:height="0.2504in" draw:control="control3"/></text:span><text:span text:style-name="T1"><text:s/>aan </text:span><text:span text:style-name="T1"><draw:control text:anchor-type="as-char" svg:y="-0.1791in" draw:z-index="6" draw:name="Control 4" draw:style-name="gr2" draw:text-style-name="P11" svg:width="1.185in" svg:height="0.2504in" draw:control="control4"/></text:span><text:span text:style-name="T1"><text:s/>met KvK-nummer </text:span><text:span text:style-name="T1"><draw:control text:anchor-type="as-char" svg:y="-0.1791in" draw:z-index="7" draw:name="Control 5" draw:style-name="gr2" draw:text-style-name="P11" svg:width="0.9594in" svg:height="0.2504in" draw:control="control5"/></text:span><text:span text:style-name="T1">, rechtsgeldig vertegenwoordigd door </text:span><text:span text:style-name="T1"><draw:control text:anchor-type="as-char" svg:y="-0.1791in" draw:z-index="8" draw:name="Control 6" draw:style-name="gr2" draw:text-style-name="P11" svg:width="1.3976in" svg:height="0.2504in" draw:control="control6"/></text:span><text:span text:style-name="T1">, in de functie van </text:span><text:span text:style-name="T1"><draw:control text:anchor-type="as-char" svg:y="-0.1791in" draw:z-index="9" draw:name="Control 7" draw:style-name="gr2" draw:text-style-name="P11" svg:width="1.3976in" svg:height="0.2504in" draw:control="control7"/></text:span><text:span text:style-name="T1">, de “</text:span><text:span text:style-name="T3">Volmachtgever</text:span><text:span text:style-name="T1">”.</text:span><text:bookmark-end text:name="_Hlk134692318"/></text:p>
      <text:p text:style-name="P5" loext:marker-style-name="T1"/>
      <text:p text:style-name="P8" loext:marker-style-name="T1"><text:span text:style-name="T1">verleent in het kader van het project ‘ontwikkeling digital twin voor de energietransitie op De Wieken Vinkenhoef ’ hierbij een bijzondere volmacht aan:</text:span><text:span text:style-name="T1"/></text:p>
      <text:p text:style-name="P7" loext:marker-style-name="T2"/>
      <text:p text:style-name="P8" loext:marker-style-name="T1"><text:span text:style-name="T1">Stichting Parkmanagement Bedrijvenpark De Wieken Vinkenhoef, gevestigd te 3815KM Amersfoort aan de Stuwdam 22 met KvK-nummer 32139929, de “</text:span><text:span text:style-name="T3">Gevolmachtigde</text:span><text:span text:style-name="T1">” </text:span></text:p>
      <text:p text:style-name="P5" loext:marker-style-name="T1"/>
      <text:p text:style-name="P8" loext:marker-style-name="T1"><text:span text:style-name="T1">om in naam van Volmachtgever de navolgende (rechts)handelingen te verrichten:</text:span><text:span text:style-name="T1"/></text:p>
      <text:p text:style-name="P7" loext:marker-style-name="T2"/>
      <text:p text:style-name="P8" loext:marker-style-name="T1"><text:span text:style-name="T1">- Bij Stedin en/of het meetbedrijf aanvragen van de gegevens van de aansluiting van Volmachtgever;</text:span><text:span text:style-name="T1"/></text:p>
      <text:p text:style-name="P8" loext:marker-style-name="T1"><text:span text:style-name="T1">- Bij Stedin en/of het meetbedrijf aanvragen van historische data m.b.t. energieverbruik en -levering (elektriciteit en gas) van Volmachtgever tot 3 jaar voorafgaand aan het moment van aanvragen; </text:span><text:span text:style-name="T1"/></text:p>
      <text:p text:style-name="P8" loext:marker-style-name="T1"><text:span text:style-name="T1">- Het <text:s/>gebruiken van de data in een digital twin modellering van De Wieken Vinkenhoef door Zenmo B.V. KvK-nummer 71609113<text:line-break/>- Het tonen van een (met login) afgeschermde digital twin waar de historische data van Volmachtgever uit te zijn herleiden. <text:s/>Het model wordt gebruikt in presentaties aan bedrijven van De Wieken Vinkenhoef. Vertegenwoordigers van het Parkmanagement, de provincie Utrecht, gemeente Amersfoort en de netbeheerders maken gebruik van het model voor de duur van het project. <text:line-break/><text:line-break/>Deze volmacht geldt van [1 januari 2024] tot [31 december 2027]. Op deze volmacht is Nederlands recht van toepassing.</text:span><text:span text:style-name="T1"/></text:p>
      <text:p text:style-name="P5" loext:marker-style-name="T1"/>
      <text:p text:style-name="P9" loext:marker-style-name="T1"><text:span text:style-name="T1">Aldus getekend te </text:span><text:span text:style-name="T1"><draw:control text:anchor-type="as-char" svg:y="-0.1791in" draw:z-index="10" draw:name="Control 8" draw:style-name="gr2" draw:text-style-name="P11" svg:width="1.3976in" svg:height="0.2504in" draw:control="control8"/></text:span><text:span text:style-name="T1">, op </text:span><text:span text:style-name="T1"><draw:control text:anchor-type="as-char" svg:y="-0.1791in" draw:z-index="11" draw:name="Control 9" draw:style-name="gr2" draw:text-style-name="P11" svg:width="1.3976in" svg:height="0.2504in" draw:control="control9"/></text:span><text:span text:style-name="T1">.</text:span></text:p>
      <text:p text:style-name="P5" loext:marker-style-name="T1"/>
      <text:p text:style-name="P8" loext:marker-style-name="T1"><draw:custom-shape text:anchor-type="paragraph" draw:z-index="0" draw:name="Shape 1" draw:style-name="gr4" draw:text-style-name="P12" svg:width="2.6669in" svg:height="0.9335in" svg:x="1.7217in" svg:y="0.0283in"><text:p/><draw:enhanced-geometry svg:viewBox="0 0 21600 21600" draw:type="rectangle" draw:enhanced-path="M 0 0 L 21600 0 21600 21600 0 21600 0 0 Z N"/></draw:custom-shape><text:soft-page-break/><text:span text:style-name="T1">Handtekening: </text:span></text:p>
      <text:p text:style-name="P6" loext:marker-style-name="T1"/>
      <text:p text:style-name="P6" loext:marker-style-name="T1"/>
      <text:p text:style-name="P6" loext:marker-style-name="T1"/>
      <text:p text:style-name="P10" loext:marker-style-name="T1"><text:span text:style-name="T1">Naam: </text:span><text:span text:style-name="T1"><draw:control text:anchor-type="as-char" svg:y="-0.1791in" draw:z-index="12" draw:name="Control 10" draw:style-name="gr1" draw:text-style-name="P11" svg:width="1.9213in" svg:height="0.2504in" draw:control="control10"/></text:span></text:p>
      <text:p text:style-name="P10" loext:marker-style-name="T1"><text:span text:style-name="T1">Namens deze: </text:span><text:span text:style-name="T1"><draw:control text:anchor-type="as-char" svg:y="-0.1791in" draw:z-index="13" draw:name="Control 11" draw:style-name="gr1" draw:text-style-name="P11" svg:width="1.9697in" svg:height="0.2504in" draw:control="control11"/></text:span></text:p>
      <text:p text:style-name="P10" loext:marker-style-name="T1"><text:span text:style-name="T1">Functie: </text:span><text:span text:style-name="T1"><draw:control text:anchor-type="as-char" svg:y="-0.1791in" draw:z-index="14" draw:name="Control 12" draw:style-name="gr1" draw:text-style-name="P11" svg:width="2.2358in" svg:height="0.2504in" draw:control="control1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de-128" svg:font-family="Code-128" style:font-family-generic="roman" style:font-pitch="variable"/>
    <style:font-face style:name="Courier" svg:font-family="Courier"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nl" fo:country="NL" style:letter-kerning="false" style:font-name-asian="Calibri"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 fo:font-size="10pt" fo:language="nl" fo:country="NL" style:letter-kerning="false" style:font-name-asian="Calibri"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0" fo:widows="0" style:writing-mode="lr-tb"/>
      <style:text-properties style:font-name="Courier" fo:font-family="Courier" style:font-family-generic="roman" style:font-pitch="variable" style:font-name-asian="Times New Roman1" style:font-family-asian="'Times New Roman'" style:font-family-generic-asian="system" style:font-pitch-asian="variable" style:language-asian="nl" style:country-asian="N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Kop_20_1_20_Char" style:default-outline-level="1" style:list-style-name="" style:class="text">
      <style:paragraph-properties fo:margin-top="0.3335in" fo:margin-bottom="0in" style:contextual-spacing="false" fo:line-height="115%" fo:keep-together="always" fo:orphans="2" fo:widows="2" fo:keep-with-next="always"/>
      <style:text-properties style:font-name="Verdana" fo:font-family="Verdana" style:font-family-generic="roman" style:font-pitch="variable" fo:font-size="15pt" fo:font-weight="bold" style:font-name-asian="Calibri" style:font-family-asian="Calibri" style:font-family-generic-asian="system" style:font-pitch-asian="variable" style:font-size-asian="15pt" style:language-asian="en" style:country-asian="US"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Kop_20_2_20_Char" style:default-outline-level="2" style:list-style-name="" style:class="text">
      <style:paragraph-properties fo:margin-top="0.139in" fo:margin-bottom="0in" style:contextual-spacing="false" fo:line-height="115%" fo:keep-together="always" fo:orphans="2" fo:widows="2" fo:keep-with-next="always"/>
      <style:text-properties style:font-name="Verdana" fo:font-family="Verdana" style:font-family-generic="roman" style:font-pitch="variable" fo:font-size="13pt" fo:font-weight="bold" style:font-name-asian="Calibri" style:font-family-asian="Calibri"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Kop_20_3_20_Char" style:default-outline-level="3" style:list-style-name="" style:class="text">
      <style:paragraph-properties fo:margin-top="0.139in" fo:margin-bottom="0in" style:contextual-spacing="false" fo:line-height="115%" fo:keep-together="always" fo:orphans="2" fo:widows="2" fo:keep-with-next="always"/>
      <style:text-properties style:font-name="Verdana" fo:font-family="Verdana" style:font-family-generic="roman" style:font-pitch="variable" fo:font-size="9pt" fo:font-weight="bold" style:font-name-asian="Calibri" style:font-family-asian="Calibri"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11pt" style:font-weight-complex="bold"/>
    </style:style>
    <style:style style:name="Heading_20_4" style:display-name="Heading 4" style:family="paragraph" style:parent-style-name="Standard" style:next-style-name="Standard" loext:linked-style-name="Kop_20_4_20_Char" style:default-outline-level="4" style:list-style-name="" style:class="text">
      <style:paragraph-properties fo:margin-top="0.139in" fo:margin-bottom="0in" style:contextual-spacing="false" fo:line-height="115%" fo:keep-together="always" fo:orphans="2" fo:widows="2" fo:keep-with-next="always"/>
      <style:text-properties fo:color="#005680" loext:opacity="100%" style:font-name="Verdana" fo:font-family="Verdana" style:font-family-generic="roman" style:font-pitch="variable" fo:font-size="9pt" fo:font-weight="bold" style:font-name-asian="Calibri" style:font-family-asian="Calibri"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11pt" style:font-style-complex="italic" style:font-weight-complex="bold">
        <loext:char-complex-color loext:theme-type="accent6" loext:color-type="theme"/>
      </style:text-properties>
    </style:style>
    <style:style style:name="Heading_20_5" style:display-name="Heading 5" style:family="paragraph" style:parent-style-name="Standard" style:next-style-name="Standard" loext:linked-style-name="Kop_20_5_20_Char" style:default-outline-level="5" style:list-style-name="" style:class="text">
      <style:paragraph-properties fo:margin-top="0.139in" fo:margin-bottom="0in" style:contextual-spacing="false" fo:line-height="115%" fo:keep-together="always" fo:orphans="2" fo:widows="2" fo:keep-with-next="always"/>
      <style:text-properties fo:color="#005680" loext:opacity="100%" style:font-name="Verdana" fo:font-family="Verdana" style:font-family-generic="roman" style:font-pitch="variable" fo:font-size="9pt" fo:font-weight="bold" style:font-name-asian="Calibri" style:font-family-asian="Calibri"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11pt">
        <loext:char-complex-color loext:theme-type="accent6" loext:color-type="theme"/>
      </style:text-properties>
    </style:style>
    <style:style style:name="Code-128" style:family="paragraph" style:parent-style-name="Standard" loext:linked-style-name="Code-128_20_Char">
      <style:text-properties style:font-name="Code-128" fo:font-family="Code-128" style:font-family-generic="roman" style:font-pitch="variable" fo:font-size="32pt" style:font-size-asian="32pt" style:font-size-complex="32pt"/>
    </style:style>
    <style:style style:name="Header_20_and_20_Footer" style:display-name="Header and Footer" style:family="paragraph" style:parent-style-name="Standard" style:class="extra"/>
    <style:style style:name="Header" style:family="paragraph" style:parent-style-name="Standard" loext:linked-style-name="Koptekst_20_Char" style:class="extra">
      <style:paragraph-properties fo:orphans="2" fo:widows="2">
        <style:tab-stops>
          <style:tab-stop style:position="3.25in" style:type="center"/>
          <style:tab-stop style:position="6.5in" style:type="right"/>
        </style:tab-stops>
      </style:paragraph-properties>
      <style:text-properties style:font-name="Verdana" fo:font-family="Verdana" style:font-family-generic="roman" style:font-pitch="variable" fo:font-size="9pt" style:font-name-asian="Calibri" style:font-family-asian="Calibri"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1pt"/>
    </style:style>
    <style:style style:name="Footer" style:family="paragraph" style:parent-style-name="Standard" loext:linked-style-name="Voettekst_20_Char" style:class="extra">
      <style:paragraph-properties fo:orphans="2" fo:widows="2">
        <style:tab-stops>
          <style:tab-stop style:position="3.25in" style:type="center"/>
          <style:tab-stop style:position="6.5in" style:type="right"/>
        </style:tab-stops>
      </style:paragraph-properties>
      <style:text-properties style:font-name="Verdana" fo:font-family="Verdana" style:font-family-generic="roman" style:font-pitch="variable" fo:font-size="9pt" style:font-name-asian="Calibri" style:font-family-asian="Calibri"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loext:linked-style-name="Ballontekst_20_Char">
      <style:paragraph-properties fo:orphans="2" fo:widows="2"/>
      <style:text-properties style:font-name="Tahoma" fo:font-family="Tahoma" style:font-family-generic="roman" style:font-pitch="variable" fo:font-size="8pt" style:font-name-asian="Calibri"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1807in" style:contextual-spacing="true" fo:line-height="115%" fo:orphans="2" fo:widows="2"/>
      <style:text-properties style:font-name="Verdana" fo:font-family="Verdana" style:font-family-generic="roman" style:font-pitch="variable" fo:font-size="9pt" style:font-name-asian="Calibri" style:font-family-asian="Calibri"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1pt"/>
    </style:style>
    <style:style style:name="Title" style:family="paragraph" style:parent-style-name="Standard" loext:linked-style-name="Titel_20_Char" style:class="chapter">
      <style:paragraph-properties fo:text-align="center" style:justify-single-word="false"/>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font-weight-complex="bold"/>
    </style:style>
    <style:style style:name="Revision" style:family="paragraph">
      <style:paragraph-properties fo:margin-top="0in" fo:margin-bottom="0in" style:contextual-spacing="false" fo:line-height="100%" fo:text-align="start" style:justify-single-word="false" fo:orphans="2" fo:widows="2" style:writing-mode="lr-tb"/>
      <style:text-properties style:font-name="Courier" fo:font-family="Courier" style:font-family-generic="roman" style:font-pitch="variable" style:font-name-asian="Times New Roman1" style:font-family-asian="'Times New Roman'" style:font-family-generic-asian="system" style:font-pitch-asian="variable" style:language-asian="nl" style:country-asian="NL"/>
    </style:style>
    <style:style style:name="annotation_20_text" style:display-name="annotation text" style:family="paragraph" style:parent-style-name="Standard" loext:linked-style-name="Tekst_20_opmerking_20_Char"/>
    <style:style style:name="annotation_20_subject" style:display-name="annotation subject" style:family="paragraph" style:parent-style-name="annotation_20_text" style:next-style-name="annotation_20_text" loext:linked-style-name="Onderwerp_20_van_20_opmerking_20_Char">
      <style:text-properties fo:font-weight="bold" style:font-weight-asian="bold" style:font-weight-complex="bold"/>
    </style:style>
    <style:style style:name="Default_20_Paragraph_20_Font_20__28_WW_29_" style:display-name="Default Paragraph Font (WW)" style:family="text"/>
    <style:style style:name="Kop_20_1_20_Char" style:display-name="Kop 1 Char" style:family="text" style:parent-style-name="Default_20_Paragraph_20_Font_20__28_WW_29_" loext:linked-style-name="Heading_20_1">
      <style:text-properties style:font-name="Arial" fo:font-family="Arial" style:font-family-generic="roman" style:font-pitch="variable" fo:font-size="15pt" fo:font-weight="bold" style:font-name-asian="Calibri" style:font-family-asian="Calibri" style:font-family-generic-asian="system" style:font-pitch-asian="variable" style:font-size-asian="15pt" style:font-weight-asian="bold" style:font-name-complex="Times New Roman1" style:font-family-complex="'Times New Roman'" style:font-family-generic-complex="system" style:font-pitch-complex="variable" style:font-size-complex="14pt" style:font-weight-complex="bold"/>
    </style:style>
    <style:style style:name="Kop_20_2_20_Char" style:display-name="Kop 2 Char" style:family="text" style:parent-style-name="Default_20_Paragraph_20_Font_20__28_WW_29_" loext:linked-style-name="Heading_20_2">
      <style:text-properties style:font-name="Arial" fo:font-family="Arial" style:font-family-generic="roman" style:font-pitch="variable" fo:font-size="13pt" fo:font-weight="bold" style:font-name-asian="Calibri" style:font-family-asian="Calibri"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Kop_20_3_20_Char" style:display-name="Kop 3 Char" style:family="text" style:parent-style-name="Default_20_Paragraph_20_Font_20__28_WW_29_" loext:linked-style-name="Heading_20_3">
      <style:text-properties style:font-name="Arial" fo:font-family="Arial" style:font-family-generic="roman" style:font-pitch="variable" fo:font-weight="bold" style:font-name-asian="Calibri" style:font-family-asian="Calibri" style:font-family-generic-asian="system" style:font-pitch-asian="variable" style:font-weight-asian="bold" style:font-name-complex="Times New Roman1" style:font-family-complex="'Times New Roman'" style:font-family-generic-complex="system" style:font-pitch-complex="variable" style:font-size-complex="11pt" style:font-weight-complex="bold"/>
    </style:style>
    <style:style style:name="Code-128_20_Char" style:display-name="Code-128 Char" style:family="text" style:parent-style-name="Default_20_Paragraph_20_Font_20__28_WW_29_" loext:linked-style-name="Code-128">
      <style:text-properties style:font-name="Code-128" fo:font-family="Code-128" style:font-family-generic="roman" style:font-pitch="variable" fo:font-size="32pt" style:font-size-asian="32pt" style:font-size-complex="32pt"/>
    </style:style>
    <style:style style:name="Koptekst_20_Char" style:display-name="Koptekst Char" style:family="text" style:parent-style-name="Default_20_Paragraph_20_Font_20__28_WW_29_" loext:linked-style-name="Header">
      <style:text-properties style:font-name="Arial" fo:font-family="Arial" style:font-family-generic="roman" style:font-pitch="variable" style:font-name-complex="Times New Roman1" style:font-family-complex="'Times New Roman'" style:font-family-generic-complex="system" style:font-pitch-complex="variable" style:font-size-complex="11pt"/>
    </style:style>
    <style:style style:name="Voettekst_20_Char" style:display-name="Voettekst Char" style:family="text" style:parent-style-name="Default_20_Paragraph_20_Font_20__28_WW_29_" loext:linked-style-name="Footer">
      <style:text-properties style:font-name="Arial" fo:font-family="Arial" style:font-family-generic="roman" style:font-pitch="variable" style:font-name-complex="Times New Roman1" style:font-family-complex="'Times New Roman'" style:font-family-generic-complex="system" style:font-pitch-complex="variable" style:font-size-complex="11pt"/>
    </style:style>
    <style:style style:name="Ballontekst_20_Char" style:display-name="Ballonteks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_20_4_20_Char" style:display-name="Kop 4 Char" style:family="text" style:parent-style-name="Default_20_Paragraph_20_Font_20__28_WW_29_" loext:linked-style-name="Heading_20_4">
      <style:text-properties fo:color="#005680" loext:opacity="100%" style:font-name="Verdana" fo:font-family="Verdana" style:font-family-generic="roman" style:font-pitch="variable" fo:font-weight="bold" style:font-name-asian="Calibri" style:font-family-asian="Calibri" style:font-family-generic-asian="system" style:font-pitch-asian="variable" style:font-weight-asian="bold" style:font-name-complex="Times New Roman1" style:font-family-complex="'Times New Roman'" style:font-family-generic-complex="system" style:font-pitch-complex="variable" style:font-size-complex="11pt" style:font-style-complex="italic" style:font-weight-complex="bold">
        <loext:char-complex-color loext:theme-type="accent6" loext:color-type="theme"/>
      </style:text-properties>
    </style:style>
    <style:style style:name="Kop_20_5_20_Char" style:display-name="Kop 5 Char" style:family="text" style:parent-style-name="Default_20_Paragraph_20_Font_20__28_WW_29_" loext:linked-style-name="Heading_20_5">
      <style:text-properties fo:color="#005680" loext:opacity="100%" style:font-name="Verdana" fo:font-family="Verdana" style:font-family-generic="roman" style:font-pitch="variable" fo:font-size="9pt" fo:font-weight="bold" style:font-name-asian="Calibri" style:font-family-asian="Calibri" style:font-family-generic-asian="system" style:font-pitch-asian="variable" style:font-size-asian="9pt" style:font-weight-asian="bold" style:font-name-complex="Times New Roman1" style:font-family-complex="'Times New Roman'" style:font-family-generic-complex="system" style:font-pitch-complex="variable" style:font-size-complex="11pt">
        <loext:char-complex-color loext:theme-type="accent6" loext:color-type="theme"/>
      </style:text-properties>
    </style:style>
    <style:style style:name="Titel_20_Char" style:display-name="Titel Char" style:family="text" style:parent-style-name="Default_20_Paragraph_20_Font_20__28_WW_29_" loext:linked-style-name="Title">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language-asian="nl" style:country-asian="NL" style:font-weight-asian="bold" style:font-name-complex="Arial1" style:font-family-complex="Arial" style:font-family-generic-complex="system" style:font-pitch-complex="variable" style:font-size-complex="11pt" style:font-weight-complex="bold"/>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Tekst_20_opmerking_20_Char" style:display-name="Tekst opmerking Char" style:family="text" style:parent-style-name="Default_20_Paragraph_20_Font_20__28_WW_29_" loext:linked-style-name="annotation_20_text">
      <style:text-properties style:font-name="Courier" fo:font-family="Courier" style:font-family-generic="roman" style:font-pitch="variable" style:font-name-asian="Times New Roman1" style:font-family-asian="'Times New Roman'" style:font-family-generic-asian="system" style:font-pitch-asian="variable" style:language-asian="nl" style:country-asian="NL"/>
    </style:style>
    <style:style style:name="Onderwerp_20_van_20_opmerking_20_Char" style:display-name="Onderwerp van opmerking Char" style:family="text" style:parent-style-name="Tekst_20_opmerking_20_Char" loext:linked-style-name="annotation_20_subject">
      <style:text-properties style:font-name="Courier" fo:font-family="Courier" style:font-family-generic="roman" style:font-pitch="variable" fo:font-weight="bold" style:font-name-asian="Times New Roman1" style:font-family-asian="'Times New Roman'" style:font-family-generic-asian="system" style:font-pitch-asian="variable" style:language-asian="nl" style:country-asian="NL"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is-legal="true" loext:num-list-format="%1%.%2%" style:num-format="1" text:display-levels="2">
        <style:list-level-properties text:list-level-position-and-space-mode="label-alignment">
          <style:list-level-label-alignment text:label-followed-by="listtab" fo:text-indent="-0.25in" fo:margin-left="0.7417in"/>
        </style:list-level-properties>
      </text:list-level-style-number>
      <text:list-level-style-number text:level="3" text:style-name="ListLabel_20_3" loext:is-legal="true" loext:num-list-format="%1%.%2%.%3%" style:num-format="1" text:display-levels="3">
        <style:list-level-properties text:list-level-position-and-space-mode="label-alignment">
          <style:list-level-label-alignment text:label-followed-by="listtab" fo:text-indent="-0.5in" fo:margin-left="1.2335in"/>
        </style:list-level-properties>
      </text:list-level-style-number>
      <text:list-level-style-number text:level="4" text:style-name="ListLabel_20_4" loext:is-legal="true" loext:num-list-format="%1%.%2%.%3%.%4%" style:num-format="1" text:display-levels="4">
        <style:list-level-properties text:list-level-position-and-space-mode="label-alignment">
          <style:list-level-label-alignment text:label-followed-by="listtab" fo:text-indent="-0.5in" fo:margin-left="1.4752in"/>
        </style:list-level-properties>
      </text:list-level-style-number>
      <text:list-level-style-number text:level="5" text:style-name="ListLabel_20_5" loext:is-legal="true" loext:num-list-format="%1%.%2%.%3%.%4%.%5%" style:num-format="1" text:display-levels="5">
        <style:list-level-properties text:list-level-position-and-space-mode="label-alignment">
          <style:list-level-label-alignment text:label-followed-by="listtab" fo:text-indent="-0.75in" fo:margin-left="1.9665in"/>
        </style:list-level-properties>
      </text:list-level-style-number>
      <text:list-level-style-number text:level="6" text:style-name="ListLabel_20_6" loext:is-legal="true" loext:num-list-format="%1%.%2%.%3%.%4%.%5%.%6%" style:num-format="1" text:display-levels="6">
        <style:list-level-properties text:list-level-position-and-space-mode="label-alignment">
          <style:list-level-label-alignment text:label-followed-by="listtab" fo:text-indent="-0.75in" fo:margin-left="2.2083in"/>
        </style:list-level-properties>
      </text:list-level-style-number>
      <text:list-level-style-number text:level="7" text:style-name="ListLabel_20_7" loext:is-legal="true" loext:num-list-format="%1%.%2%.%3%.%4%.%5%.%6%.%7%" style:num-format="1" text:display-levels="7">
        <style:list-level-properties text:list-level-position-and-space-mode="label-alignment">
          <style:list-level-label-alignment text:label-followed-by="listtab" fo:text-indent="-1in" fo:margin-left="2.7in"/>
        </style:list-level-properties>
      </text:list-level-style-number>
      <text:list-level-style-number text:level="8" text:style-name="ListLabel_20_8" loext:is-legal="true" loext:num-list-format="%1%.%2%.%3%.%4%.%5%.%6%.%7%.%8%" style:num-format="1" text:display-levels="8">
        <style:list-level-properties text:list-level-position-and-space-mode="label-alignment">
          <style:list-level-label-alignment text:label-followed-by="listtab" fo:text-indent="-1in" fo:margin-left="2.9417in"/>
        </style:list-level-properties>
      </text:list-level-style-number>
      <text:list-level-style-number text:level="9" text:style-name="ListLabel_20_9" loext:is-legal="true" loext:num-list-format="%1%.%2%.%3%.%4%.%5%.%6%.%7%.%8%.%9%" style:num-format="1" text:display-levels="9">
        <style:list-level-properties text:list-level-position-and-space-mode="label-alignment">
          <style:list-level-label-alignment text:label-followed-by="listtab" fo:text-indent="-1.25in" fo:margin-left="3.4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8409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3409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8409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3409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8409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3409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8409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3409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840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Kantoorthema">
      <loext:theme-colors loext:name="Bosveld Kleuren">
        <loext:color loext:name="dark1" loext:color="#000000"/>
        <loext:color loext:name="light1" loext:color="#ffffff"/>
        <loext:color loext:name="dark2" loext:color="#1f497d"/>
        <loext:color loext:name="light2" loext:color="#eeece1"/>
        <loext:color loext:name="accent1" loext:color="#004f5a"/>
        <loext:color loext:name="accent2" loext:color="#f2f2f2"/>
        <loext:color loext:name="accent3" loext:color="#d9d9d9"/>
        <loext:color loext:name="accent4" loext:color="#ff554c"/>
        <loext:color loext:name="accent5" loext:color="#90b3aa"/>
        <loext:color loext:name="accent6" loext:color="#005680"/>
        <loext:color loext:name="hyperlink" loext:color="#0000ff"/>
        <loext:color loext:name="followed-hyperlink" loext:color="#800080"/>
      </loext:theme-colors>
    </loext:theme>
  </office:styles>
  <office:automatic-styles>
    <style:style style:name="MP1" style:family="paragraph" style:parent-style-name="Header">
      <style:paragraph-properties fo:margin-left="-0.9839in" fo:margin-right="-0.9846in">
        <style:tab-stops>
          <style:tab-stop style:position="3.25in" style:type="center"/>
          <style:tab-stop style:position="6.5in" style:type="right"/>
          <style:tab-stop style:position="7.2846in" style:type="right"/>
        </style:tab-stops>
      </style:paragraph-properties>
      <style:text-properties fo:language="en" fo:country="US"/>
    </style:style>
    <style:style style:name="Mgr1" style:family="graphic">
      <style:graphic-properties fo:min-height="0in" fo:min-width="0in" loext:decorative="false" style:run-through="foreground" style:wrap="run-through" style:number-wrapped-paragraphs="no-limit" style:vertical-pos="from-top" style:vertical-rel="paragraph" style:horizontal-pos="from-left" style:horizontal-rel="paragraph"/>
      <style:paragraph-properties style:writing-mode="lr-tb"/>
    </style:style>
    <style:page-layout style:name="Mpm1">
      <style:page-layout-properties fo:page-width="8.2681in" fo:page-height="11.6929in" style:num-format="1" style:print-orientation="portrait" fo:margin-top="0.5in" fo:margin-bottom="0.9839in" fo:margin-left="0.6083in" fo:margin-right="0.851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2" draw:name="Shape 2" draw:style-name="Mgr1" svg:width="0.6941in" svg:height="0.6941in" svg:x="0.7992in" svg:y="0.2154in"><text:p/><draw:enhanced-geometry draw:type="non-primitive"/></draw:custom-shape><text:s/></text:p>
      </style:header>
      <style:footer>
        <text:p text:style-name="Footer"><text:page-number text:select-page="current">2</text:page-number><text:s/>/ <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landa de Jongh-Baselier</meta:initial-creator>
    <meta:editing-cycles>12</meta:editing-cycles>
    <meta:creation-date>2023-12-06T07:58:00</meta:creation-date>
    <dc:date>2024-02-12T16:22:09.891624414</dc:date>
    <meta:editing-duration>PT55M35S</meta:editing-duration>
    <meta:generator>LibreOffice/24.2.0.3$Linux_X86_64 LibreOffice_project/420$Build-3</meta:generator>
    <meta:print-date>2024-02-12T15:49:37.577684093</meta:print-date>
    <meta:printed-by>PDF files</meta:printed-by>
    <meta:document-statistic meta:table-count="0" meta:image-count="0" meta:object-count="0" meta:page-count="2" meta:paragraph-count="16" meta:word-count="223" meta:character-count="1500" meta:non-whitespace-character-count="1277"/>
    <meta:user-defined meta:name="AppVersion">16.0000</meta:user-defined>
    <meta:user-defined meta:name="Company">Bosveld</meta:user-defined>
    <meta:user-defined meta:name="ContentTypeId">0x010100BD1BEECD91228441A8FA9AFC141F4D27</meta:user-defined>
    <meta:user-defined meta:name="DocumentsoortSTD"/>
    <meta:user-defined meta:name="MSIP_Label_89999a2b-9a21-4e6e-bf76-863fcb82bc91_ActionId" meta:value-type="string">55ba5fa1-2fde-400c-8fa1-9a771dae3b0d</meta:user-defined>
    <meta:user-defined meta:name="MSIP_Label_89999a2b-9a21-4e6e-bf76-863fcb82bc91_ContentBits" meta:value-type="string">0</meta:user-defined>
    <meta:user-defined meta:name="MSIP_Label_89999a2b-9a21-4e6e-bf76-863fcb82bc91_Enabled" meta:value-type="string">true</meta:user-defined>
    <meta:user-defined meta:name="MSIP_Label_89999a2b-9a21-4e6e-bf76-863fcb82bc91_Method" meta:value-type="string">Standard</meta:user-defined>
    <meta:user-defined meta:name="MSIP_Label_89999a2b-9a21-4e6e-bf76-863fcb82bc91_Name" meta:value-type="string">Intern</meta:user-defined>
    <meta:user-defined meta:name="MSIP_Label_89999a2b-9a21-4e6e-bf76-863fcb82bc91_SetDate" meta:value-type="string">2023-05-12T15:25:02Z</meta:user-defined>
    <meta:user-defined meta:name="MSIP_Label_89999a2b-9a21-4e6e-bf76-863fcb82bc91_SiteId" meta:value-type="string">40ce6286-0e4a-4500-8bb1-bf46447c5f7f</meta:user-defined>
    <meta:user-defined meta:name="Onderwerp/ThemaSTD" meta:value-type="string"/>
    <meta:user-defined meta:name="StdDataClassificatie" meta:value-type="string">Intern</meta:user-defined>
    <meta:user-defined meta:name="StdDataClassificatieDoelgroep" meta:value-type="string"/>
    <meta:user-defined meta:name="StedinApplicatie" meta:value-type="string"/>
    <meta:user-defined meta:name="TaxKeyword" meta:value-type="string"/>
    <meta:user-defined meta:name="_dlc_DocIdItemGuid" meta:value-type="string">8a8fec99-6868-4284-b8cf-afccd25f3d33</meta:user-defined>
    <meta:template xlink:type="simple" xlink:actuate="onRequest" xlink:title="Normal.dotm" xlink:href=""/>
  </office:meta>
</office:document-meta>
</file>